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9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71.01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224.59pt"/>
    </style:style>
    <style:style style:name="co11" style:family="table-column">
      <style:table-column-properties fo:break-before="auto" style:column-width="4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cfcfcf" fo:border="0.06pt solid #0000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eparation_scheme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row table:style-name="ro1">
          <table:table-cell table:style-name="ce8" office:value-type="string" calcext:value-type="string">
            <text:p>Separation Scheme</text:p>
          </table:table-cell>
          <table:table-cell table:style-name="ce8" office:value-type="string" calcext:value-type="string">
            <text:p>Scheme #</text:p>
          </table:table-cell>
          <table:table-cell table:style-name="ce8" office:value-type="string" calcext:value-type="string">
            <text:p># of models needed</text:p>
          </table:table-cell>
          <table:table-cell/>
        </table:table-row>
        <table:table-row table:style-name="ro1">
          <table:table-cell office:value-type="string" calcext:value-type="string">
            <text:p>One datastream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ean_best_weighted" table:style-name="ta1">
        <table:table-column table:style-name="co2" table:default-cell-style-name="ce2"/>
        <table:table-column table:style-name="co2" table:default-cell-style-name="ce3"/>
        <table:table-column table:style-name="co2" table:default-cell-style-name="ce1"/>
        <table:table-column table:style-name="co4" table:default-cell-style-name="ce4"/>
        <table:table-column table:style-name="co5" table:default-cell-style-name="ce5"/>
        <table:table-column table:style-name="co2" table:default-cell-style-name="Default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C</text:p>
          </table:table-cell>
          <table:table-cell table:style-name="ce3" office:value-type="float" office:value="0.000776507692299537" calcext:value-type="float">
            <text:p>0.0007765076923</text:p>
          </table:table-cell>
          <table:table-cell office:value-type="string" calcext:value-type="string">
            <text:p>G</text:p>
          </table:table-cell>
          <table:table-cell table:style-name="ce4" office:value-type="float" office:value="0.000440934857275958" calcext:value-type="float">
            <text:p>0.000440934857276</text:p>
          </table:table-cell>
          <table:table-cell table:formula="of:=MIN([.C2];[.E2])" office:value-type="float" office:value="0.000440934857275958" calcext:value-type="float">
            <text:p>0.000440934857276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office:value-type="string" calcext:value-type="string">
            <text:p>F</text:p>
          </table:table-cell>
          <table:table-cell office:value-type="float" office:value="0.31787884062916" calcext:value-type="float">
            <text:p>0.31787884062916</text:p>
          </table:table-cell>
          <table:table-cell office:value-type="string" calcext:value-type="string">
            <text:p>AD</text:p>
          </table:table-cell>
          <table:table-cell office:value-type="float" office:value="0.924591289867244" calcext:value-type="float">
            <text:p>0.924591289867244</text:p>
          </table:table-cell>
          <table:table-cell table:formula="of:=MAX([.C3];[.E3])" office:value-type="float" office:value="0.924591289867244" calcext:value-type="float">
            <text:p>0.924591289867244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1" office:value-type="string" calcext:value-type="string">
            <text:p>F</text:p>
          </table:table-cell>
          <table:table-cell office:value-type="float" office:value="0.361806542796174" calcext:value-type="float">
            <text:p>0.361806542796174</text:p>
          </table:table-cell>
          <table:table-cell office:value-type="string" calcext:value-type="string">
            <text:p>AD</text:p>
          </table:table-cell>
          <table:table-cell office:value-type="float" office:value="0.449778819628334" calcext:value-type="float">
            <text:p>0.449778819628334</text:p>
          </table:table-cell>
          <table:table-cell table:formula="of:=MAX([.C4];[.E4])" office:value-type="float" office:value="0.449778819628334" calcext:value-type="float">
            <text:p>0.449778819628334</text:p>
          </table:table-cell>
        </table:table-row>
        <table:table-row table:style-name="ro1">
          <table:table-cell office:value-type="string" calcext:value-type="string">
            <text:p>Slate 9</text:p>
          </table:table-cell>
          <table:table-cell office:value-type="string" calcext:value-type="string">
            <text:p>C</text:p>
          </table:table-cell>
          <table:table-cell office:value-type="float" office:value="0.435849389133552" calcext:value-type="float">
            <text:p>0.435849389133552</text:p>
          </table:table-cell>
          <table:table-cell office:value-type="string" calcext:value-type="string">
            <text:p>A</text:p>
          </table:table-cell>
          <table:table-cell office:value-type="float" office:value="0.661074696404296" calcext:value-type="float">
            <text:p>0.661074696404296</text:p>
          </table:table-cell>
          <table:table-cell table:formula="of:=MAX([.C5];[.E5])" office:value-type="float" office:value="0.661074696404296" calcext:value-type="float">
            <text:p>0.661074696404296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387033571456992" calcext:value-type="float">
            <text:p>0.387033571456992</text:p>
          </table:table-cell>
          <table:table-cell office:value-type="string" calcext:value-type="string">
            <text:p>T</text:p>
          </table:table-cell>
          <table:table-cell office:value-type="float" office:value="0.467978438457755" calcext:value-type="float">
            <text:p>0.467978438457755</text:p>
          </table:table-cell>
          <table:table-cell table:formula="of:=MAX([.C6];[.E6])" office:value-type="float" office:value="0.467978438457755" calcext:value-type="float">
            <text:p>0.467978438457755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000557395322128939" calcext:value-type="float">
            <text:p>0.000557395322129</text:p>
          </table:table-cell>
          <table:table-cell office:value-type="string" calcext:value-type="string">
            <text:p>AD</text:p>
          </table:table-cell>
          <table:table-cell office:value-type="float" office:value="0.000402582052629441" calcext:value-type="float">
            <text:p>0.000402582052629</text:p>
          </table:table-cell>
          <table:table-cell table:formula="of:=MIN([.C7];[.E7])" office:value-type="float" office:value="0.000402582052629441" calcext:value-type="float">
            <text:p>0.000402582052629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C</text:p>
          </table:table-cell>
          <table:table-cell office:value-type="float" office:value="0.359677121019345" calcext:value-type="float">
            <text:p>0.359677121019345</text:p>
          </table:table-cell>
          <table:table-cell office:value-type="string" calcext:value-type="string">
            <text:p>G</text:p>
          </table:table-cell>
          <table:table-cell office:value-type="float" office:value="0.887292682160491" calcext:value-type="float">
            <text:p>0.887292682160491</text:p>
          </table:table-cell>
          <table:table-cell table:formula="of:=MAX([.C8];[.E8])" office:value-type="float" office:value="0.887292682160491" calcext:value-type="float">
            <text:p>0.887292682160491</text:p>
          </table:table-cell>
        </table:table-row>
        <table:table-row table:style-name="ro1">
          <table:table-cell table:style-name="Default" office:value-type="string" calcext:value-type="string">
            <text:p>Slate 7 </text:p>
          </table:table-cell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536936946446076" calcext:value-type="float">
            <text:p>0.000536936946446</text:p>
          </table:table-cell>
          <table:table-cell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float" office:value="0.897550682025669" calcext:value-type="float">
            <text:p>0.897550682025669</text:p>
          </table:table-cell>
          <table:table-cell/>
        </table:table-row>
      </table:table>
      <table:table table:name="min_best_weighted" table:style-name="ta1">
        <table:table-column table:style-name="co6" table:default-cell-style-name="ce2"/>
        <table:table-column table:style-name="co2" table:default-cell-style-name="ce6"/>
        <table:table-column table:style-name="co2" table:default-cell-style-name="ce1"/>
        <table:table-column table:style-name="co2" table:default-cell-style-name="ce4"/>
        <table:table-column table:style-name="co7" table:default-cell-style-name="ce5"/>
        <table:table-column table:style-name="co2" table:default-cell-style-name="ce7"/>
        <table:table-row table:style-name="ro1">
          <table:table-cell table:style-name="ce1"/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1 ds, all loc</text:p>
          </table:table-cell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ll ds, all loc</text:p>
          </table:table-cell>
          <table:table-cell table:style-name="Default"/>
        </table:table-row>
        <table:table-row table:style-name="ro1">
          <table:table-cell office:value-type="string" calcext:value-type="string">
            <text:p>Slate 1</text:p>
          </table:table-cell>
          <table:table-cell office:value-type="string" calcext:value-type="string">
            <text:p>F</text:p>
          </table:table-cell>
          <table:table-cell office:value-type="float" office:value="0.000332852244254253" calcext:value-type="float">
            <text:p>0.000332852244254</text:p>
          </table:table-cell>
          <table:table-cell office:value-type="string" calcext:value-type="string">
            <text:p>G</text:p>
          </table:table-cell>
          <table:table-cell office:value-type="float" office:value="0.000333990494254976" calcext:value-type="float">
            <text:p>0.000333990494255</text:p>
          </table:table-cell>
          <table:table-cell table:formula="of:=MIN([.C2];[.E2])" office:value-type="float" office:value="0.000332852244254253" calcext:value-type="float">
            <text:p>0.000332852244254</text:p>
          </table:table-cell>
        </table:table-row>
        <table:table-row table:style-name="ro1">
          <table:table-cell office:value-type="string" calcext:value-type="string">
            <text:p>Slate 2</text:p>
          </table:table-cell>
          <table:table-cell table:style-name="ce1" office:value-type="string" calcext:value-type="string">
            <text:p>F</text:p>
          </table:table-cell>
          <table:table-cell office:value-type="float" office:value="0.314580939813663" calcext:value-type="float">
            <text:p>0.314580939813663</text:p>
          </table:table-cell>
          <table:table-cell office:value-type="string" calcext:value-type="string">
            <text:p>AD</text:p>
          </table:table-cell>
          <table:table-cell office:value-type="float" office:value="0.890147224775296" calcext:value-type="float">
            <text:p>0.890147224775296</text:p>
          </table:table-cell>
          <table:table-cell table:formula="of:=MAX([.C3];[.E3])" office:value-type="float" office:value="0.890147224775296" calcext:value-type="float">
            <text:p>0.890147224775296</text:p>
          </table:table-cell>
        </table:table-row>
        <table:table-row table:style-name="ro1">
          <table:table-cell office:value-type="string" calcext:value-type="string">
            <text:p>Slate 3</text:p>
          </table:table-cell>
          <table:table-cell table:style-name="ce5" office:value-type="string" calcext:value-type="string">
            <text:p>F</text:p>
          </table:table-cell>
          <table:table-cell table:style-name="ce5" office:value-type="float" office:value="0.302282582846515" calcext:value-type="float">
            <text:p>0.302282582846515</text:p>
          </table:table-cell>
          <table:table-cell table:style-name="ce6" office:value-type="string" calcext:value-type="string">
            <text:p>G</text:p>
          </table:table-cell>
          <table:table-cell table:style-name="ce1" office:value-type="float" office:value="0.248135777181848" calcext:value-type="float">
            <text:p>0.248135777181848</text:p>
          </table:table-cell>
          <table:table-cell table:formula="of:=MAX([.C4];[.E4])" office:value-type="float" office:value="0.302282582846515" calcext:value-type="float">
            <text:p>0.302282582846515</text:p>
          </table:table-cell>
        </table:table-row>
        <table:table-row table:style-name="ro1">
          <table:table-cell office:value-type="string" calcext:value-type="string">
            <text:p>Slate 9</text:p>
          </table:table-cell>
          <table:table-cell office:value-type="string" calcext:value-type="string">
            <text:p>C</text:p>
          </table:table-cell>
          <table:table-cell office:value-type="float" office:value="0.431797881765373" calcext:value-type="float">
            <text:p>0.431797881765373</text:p>
          </table:table-cell>
          <table:table-cell office:value-type="string" calcext:value-type="string">
            <text:p>A</text:p>
          </table:table-cell>
          <table:table-cell office:value-type="float" office:value="0.61844257465943" calcext:value-type="float">
            <text:p>0.61844257465943</text:p>
          </table:table-cell>
          <table:table-cell table:formula="of:=MAX([.C5];[.E5])" office:value-type="float" office:value="0.61844257465943" calcext:value-type="float">
            <text:p>0.61844257465943</text:p>
          </table:table-cell>
        </table:table-row>
        <table:table-row table:style-name="ro1">
          <table:table-cell office:value-type="string" calcext:value-type="string">
            <text:p>Slate 4</text:p>
          </table:table-cell>
          <table:table-cell office:value-type="string" calcext:value-type="string">
            <text:p>F</text:p>
          </table:table-cell>
          <table:table-cell office:value-type="float" office:value="0.312743939893274" calcext:value-type="float">
            <text:p>0.312743939893274</text:p>
          </table:table-cell>
          <table:table-cell office:value-type="string" calcext:value-type="string">
            <text:p>T</text:p>
          </table:table-cell>
          <table:table-cell office:value-type="float" office:value="0.438640648299335" calcext:value-type="float">
            <text:p>0.438640648299335</text:p>
          </table:table-cell>
          <table:table-cell table:formula="of:=MAX([.C6];[.E6])" office:value-type="float" office:value="0.438640648299335" calcext:value-type="float">
            <text:p>0.438640648299335</text:p>
          </table:table-cell>
        </table:table-row>
        <table:table-row table:style-name="ro1">
          <table:table-cell office:value-type="string" calcext:value-type="string">
            <text:p>Slate 5</text:p>
          </table:table-cell>
          <table:table-cell office:value-type="string" calcext:value-type="string">
            <text:p>F</text:p>
          </table:table-cell>
          <table:table-cell office:value-type="float" office:value="0.000522659319148471" calcext:value-type="float">
            <text:p>0.000522659319148</text:p>
          </table:table-cell>
          <table:table-cell office:value-type="string" calcext:value-type="string">
            <text:p>A</text:p>
          </table:table-cell>
          <table:table-cell office:value-type="float" office:value="0.000314474746119231" calcext:value-type="float">
            <text:p>0.000314474746119</text:p>
          </table:table-cell>
          <table:table-cell table:formula="of:=MIN([.C7];[.E7])" office:value-type="float" office:value="0.000314474746119231" calcext:value-type="float">
            <text:p>0.000314474746119</text:p>
          </table:table-cell>
        </table:table-row>
        <table:table-row table:style-name="ro1">
          <table:table-cell office:value-type="string" calcext:value-type="string">
            <text:p>Slate 6</text:p>
          </table:table-cell>
          <table:table-cell office:value-type="string" calcext:value-type="string">
            <text:p>C</text:p>
          </table:table-cell>
          <table:table-cell office:value-type="float" office:value="0.140691927768715" calcext:value-type="float">
            <text:p>0.140691927768715</text:p>
          </table:table-cell>
          <table:table-cell office:value-type="string" calcext:value-type="string">
            <text:p>G</text:p>
          </table:table-cell>
          <table:table-cell office:value-type="float" office:value="0.799040192686673" calcext:value-type="float">
            <text:p>0.799040192686673</text:p>
          </table:table-cell>
          <table:table-cell table:formula="of:=MAX([.C8];[.E8])" office:value-type="float" office:value="0.799040192686673" calcext:value-type="float">
            <text:p>0.799040192686673</text:p>
          </table:table-cell>
        </table:table-row>
        <table:table-row table:style-name="ro1">
          <table:table-cell table:style-name="Default" office:value-type="string" calcext:value-type="string">
            <text:p>Slate 7 </text:p>
          </table:table-cell>
          <table:table-cell table:style-name="Default" table:number-columns-repeated="2"/>
          <table:table-cell table:style-name="Default" office:value-type="string" calcext:value-type="string">
            <text:p>G</text:p>
          </table:table-cell>
          <table:table-cell table:style-name="Default" office:value-type="float" office:value="0.000426402519224212" calcext:value-type="float">
            <text:p>0.00042640251922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late 8</text:p>
          </table:table-cell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 table:style-name="Default" office:value-type="float" office:value="0.897550682025669" calcext:value-type="float">
            <text:p>0.897550682025669</text:p>
          </table:table-cell>
          <table:table-cell table:style-name="Default"/>
        </table:table-row>
      </table:table>
      <table:table table:name="compare_retrain_models" table:style-name="ta1"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gression</text:p>
          </table:table-cell>
          <table:table-cell office:value-type="string" calcext:value-type="string">
            <text:p>1 datastream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  <table:table-cell office:value-type="string" calcext:value-type="string">
            <text:p>All datastreams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Slate Origin</text:p>
          </table:table-cell>
        </table:table-row>
      </table:table>
      <table:table table:name="compare_retrain_means" table:style-name="ta1">
        <table:table-column table:style-name="co10" table:default-cell-style-name="ce1"/>
        <table:table-column table:style-name="co11" table:default-cell-style-name="ce1"/>
        <table:table-column table:style-name="co2" table:number-columns-repeated="2" table:default-cell-style-name="ce1"/>
        <table:table-row table:style-name="ro1">
          <table:table-cell table:style-name="ce2" office:value-type="string" calcext:value-type="string">
            <text:p>Regression</text:p>
          </table:table-cell>
          <table:table-cell table:style-name="ce2"/>
          <table:table-cell table:style-name="ce2" office:value-type="string" calcext:value-type="string">
            <text:p>Mean MSE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</text:p>
          </table:table-cell>
        </table:table-row>
        <table:table-row table:style-name="ro1">
          <table:table-cell office:value-type="string" calcext:value-type="string">
            <text:p>Regression, all datastreams</text:p>
          </table:table-cell>
          <table:table-cell office:value-type="float" office:value="1" calcext:value-type="float">
            <text:p>1</text:p>
          </table:table-cell>
          <table:table-cell office:value-type="float" office:value="0.000776507692299537" calcext:value-type="float">
            <text:p>0.0007765076923</text:p>
          </table:table-cell>
          <table:table-cell office:value-type="float" office:value="0.000443978109008943" calcext:value-type="float">
            <text:p>0.000443978109009</text:p>
          </table:table-cell>
        </table:table-row>
        <table:table-row table:style-name="ro1">
          <table:table-cell office:value-type="string" calcext:value-type="string">
            <text:p>Regression, no “orch” datastream</text:p>
          </table:table-cell>
          <table:table-cell office:value-type="float" office:value="5" calcext:value-type="float">
            <text:p>5</text:p>
          </table:table-cell>
          <table:table-cell office:value-type="float" office:value="0.000533152129113053" calcext:value-type="float">
            <text:p>0.000533152129113</text:p>
          </table:table-cell>
          <table:table-cell office:value-type="float" office:value="0.000516179376669849" calcext:value-type="float">
            <text:p>0.00051617937667</text:p>
          </table:table-cell>
        </table:table-row>
        <table:table-row table:style-name="ro1">
          <table:table-cell office:value-type="string" calcext:value-type="string">
            <text:p>Regression, retrained with all datastreams</text:p>
          </table:table-cell>
          <table:table-cell office:value-type="float" office:value="7" calcext:value-type="float">
            <text:p>7</text:p>
          </table:table-cell>
          <table:table-cell office:value-type="float" office:value="0.000536936946446076" calcext:value-type="float">
            <text:p>0.000536936946446</text:p>
          </table:table-cell>
          <table:table-cell office:value-type="float" office:value="0.0072980192489922" calcext:value-type="float">
            <text:p>0.007298019248992</text:p>
          </table:table-cell>
        </table:table-row>
        <table:table-row table:style-name="ro1">
          <table:table-cell table:style-name="ce2" office:value-type="string" calcext:value-type="string">
            <text:p>Prediction</text:p>
          </table:table-cell>
          <table:table-cell table:style-name="ce2"/>
          <table:table-cell table:style-name="ce2" office:value-type="string" calcext:value-type="string">
            <text:p>Mean F1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Slate Description</text:p>
          </table:table-cell>
          <table:table-cell table:style-name="ce2" office:value-type="string" calcext:value-type="string">
            <text:p>Slate #</text:p>
          </table:table-cell>
          <table:table-cell table:style-name="ce2" office:value-type="string" calcext:value-type="string">
            <text:p>Model G</text:p>
          </table:table-cell>
          <table:table-cell table:style-name="ce2" office:value-type="string" calcext:value-type="string">
            <text:p>Model T </text:p>
          </table:table-cell>
        </table:table-row>
        <table:table-row table:style-name="ro1">
          <table:table-cell office:value-type="string" calcext:value-type="string">
            <text:p>Emop Prediction, all datastreams</text:p>
          </table:table-cell>
          <table:table-cell office:value-type="float" office:value="2" calcext:value-type="float">
            <text:p>2</text:p>
          </table:table-cell>
          <table:table-cell office:value-type="float" office:value="0.555611453411538" calcext:value-type="float">
            <text:p>0.555611453411538</text:p>
          </table:table-cell>
          <table:table-cell office:value-type="float" office:value="0.631559258857346" calcext:value-type="float">
            <text:p>0.631559258857346</text:p>
          </table:table-cell>
        </table:table-row>
        <table:table-row table:style-name="ro1">
          <table:table-cell office:value-type="string" calcext:value-type="string">
            <text:p>Emop Prediction, no “orch” datastreams</text:p>
          </table:table-cell>
          <table:table-cell office:value-type="float" office:value="6" calcext:value-type="float">
            <text:p>6</text:p>
          </table:table-cell>
          <table:table-cell office:value-type="float" office:value="0.887292682160491" calcext:value-type="float">
            <text:p>0.887292682160491</text:p>
          </table:table-cell>
          <table:table-cell office:value-type="float" office:value="0.49153710656236" calcext:value-type="float">
            <text:p>0.49153710656236</text:p>
          </table:table-cell>
        </table:table-row>
        <table:table-row table:style-name="ro1">
          <table:table-cell office:value-type="string" calcext:value-type="string">
            <text:p>Emop Prediction, retrained with all datastreams</text:p>
          </table:table-cell>
          <table:table-cell office:value-type="float" office:value="8" calcext:value-type="float">
            <text:p>8</text:p>
          </table:table-cell>
          <table:table-cell office:value-type="float" office:value="0.470294877752562" calcext:value-type="float">
            <text:p>0.470294877752562</text:p>
          </table:table-cell>
          <table:table-cell office:value-type="float" office:value="0.897550682025669" calcext:value-type="float">
            <text:p>0.897550682025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/00/0000</text:date>, <text:time style:data-style-name="N2" text:time-value="11:34:47.583892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08T15:50:37.843716567</meta:creation-date>
    <dc:date>2023-09-09T11:37:05.618976333</dc:date>
    <meta:editing-duration>PT1H12M6S</meta:editing-duration>
    <meta:editing-cycles>17</meta:editing-cycles>
    <meta:generator>LibreOffice/6.0.7.3$Linux_X86_64 LibreOffice_project/00m0$Build-3</meta:generator>
    <meta:document-statistic meta:table-count="5" meta:cell-count="156" meta:object-count="0"/>
  </office:meta>
</office:document-meta>
</file>